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5.156cm"/>
    </style:style>
    <style:style style:name="co13" style:family="table-column">
      <style:table-column-properties fo:break-before="auto" style:column-width="3.986cm"/>
    </style:style>
    <style:style style:name="co14" style:family="table-column">
      <style:table-column-properties fo:break-before="auto" style:column-width="1.806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/>
      <style:text-properties style:use-window-font-color="true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of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2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2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table:number-columns-repeated="250"/>
        </table:table-row>
      </table:table>
      <table:table table:name="AD User" table:style-name="ta1" table:print="false">
        <office:forms form:automatic-focus="false" form:apply-design-mode="false"/>
        <table:table-column table:style-name="co1" table:default-cell-style-name="ce4"/>
        <table:table-column table:style-name="co6" table:default-cell-style-name="ce4"/>
        <table:table-column table:style-name="co7" table:default-cell-style-name="ce9"/>
        <table:table-column table:style-name="co8" table:default-cell-style-name="ce4"/>
        <table:table-column table:style-name="co1" table:number-columns-repeated="252" table:default-cell-style-name="ce4"/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string">
            <text:p>IUSER</text:p>
          </table:table-cell>
          <table:table-cell table:style-name="ce4" office:value-type="string">
            <text:p>utilisateur réseau</text:p>
          </table:table-cell>
          <table:table-cell table:number-columns-repeated="2"/>
          <table:table-cell office:value-type="string">
            <text:p>LDAP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ICON</text:p>
          </table:table-cell>
          <table:table-cell office:value-type="string">
            <text:p>ldapuser.png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CVID</text:p>
          </table:table-cell>
          <table:table-cell office:value-type="float" office:value="0">
            <text:p>0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User.php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AD.php</text:p>
          </table:table-cell>
          <table:table-cell table:style-name="ce4"/>
          <table:table-cell table:number-columns-repeated="253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US_FR_LDAP</text:p>
          </table:table-cell>
          <table:table-cell/>
          <table:table-cell table:style-name="ce9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</text:p>
          </table:table-cell>
          <table:table-cell table:style-name="ce9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0" office:value-type="string">
            <text:p>LDAP_CREATEDATE</text:p>
          </table:table-cell>
          <table:table-cell office:value-type="string">
            <text:p>US_FR_LDAP</text:p>
          </table:table-cell>
          <table:table-cell table:style-name="ce10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0" office:value-type="string">
            <text:p>LDAP_CHANGEDATE</text:p>
          </table:table-cell>
          <table:table-cell office:value-type="string">
            <text:p>US_FR_LDAP</text:p>
          </table:table-cell>
          <table:table-cell table:style-name="ce10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2]+10" office:value-type="float" office:value="510">
            <text:p>51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US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3]+10" office:value-type="float" office:value="520">
            <text:p>520</text:p>
          </table:table-cell>
          <table:table-cell table:style-name="ce10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US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4]+10" office:value-type="float" office:value="530">
            <text:p>530</text:p>
          </table:table-cell>
          <table:table-cell table:style-name="ce10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US_FR_AD</text:p>
          </table:table-cell>
          <table:table-cell/>
          <table:table-cell table:style-name="ce9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</text:p>
          </table:table-cell>
          <table:table-cell table:style-name="Default"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office:value-type="float" office:value="600">
            <text:p>600</text:p>
          </table:table-cell>
          <table:table-cell table:style-name="ce10" office:value-type="string">
            <text:p>R</text:p>
          </table:table-cell>
          <table:table-cell table:style-name="Default" table:number-columns-repeated="3"/>
          <table:table-cell table:style-name="Default" office:value-type="string">
            <text:p>::getADId(LDAP_UNIQID)</text:p>
          </table:table-cell>
          <table:table-cell table:style-name="Default"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office:value-type="string">
            <text:p>AD_PRIMARYGROUP</text:p>
          </table:table-cell>
          <table:table-cell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7]+10" office:value-type="float" office:value="610">
            <text:p>610</text:p>
          </table:table-cell>
          <table:table-cell table:style-name="ce10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7" table:number-columns-repeated="2"/>
          <table:table-cell table:style-name="ce10" table:number-columns-repeated="3"/>
          <table:table-cell table:style-name="Default" table:number-columns-repeated="247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255"/>
        </table:table-row>
        <table:table-row table:style-name="ro1" table:number-rows-repeated="2">
          <table:table-cell table:style-name="Default" table:number-columns-repeated="256"/>
        </table:table-row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string">
            <text:p>IGROUP</text:p>
          </table:table-cell>
          <table:table-cell table:style-name="ce4" office:value-type="string">
            <text:p>groupe réseau</text:p>
          </table:table-cell>
          <table:table-cell table:number-columns-repeated="2"/>
          <table:table-cell office:value-type="string">
            <text:p>LDAPGROUP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CVID</text:p>
          </table:table-cell>
          <table:table-cell office:value-type="float" office:value="0">
            <text:p>0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ICON</text:p>
          </table:table-cell>
          <table:table-cell office:value-type="string">
            <text:p>ldapgroup.png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Group.php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AD.php</text:p>
          </table:table-cell>
          <table:table-cell table:style-name="ce4"/>
          <table:table-cell table:number-columns-repeated="253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GRP_FR_LDAP</text:p>
          </table:table-cell>
          <table:table-cell/>
          <table:table-cell table:style-name="ce9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</text:p>
          </table:table-cell>
          <table:table-cell table:style-name="ce9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0" office:value-type="string">
            <text:p>LDAP_CREATEDATE</text:p>
          </table:table-cell>
          <table:table-cell office:value-type="string">
            <text:p>GRP_FR_LDAP</text:p>
          </table:table-cell>
          <table:table-cell table:style-name="ce10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0" office:value-type="string">
            <text:p>LDAP_CHANGEDATE</text:p>
          </table:table-cell>
          <table:table-cell office:value-type="string">
            <text:p>GRP_FR_LDAP</text:p>
          </table:table-cell>
          <table:table-cell table:style-name="ce10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34]+10" office:value-type="float" office:value="510">
            <text:p>51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GRP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35]+10" office:value-type="float" office:value="520">
            <text:p>520</text:p>
          </table:table-cell>
          <table:table-cell table:style-name="ce10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GRP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36]+10" office:value-type="float" office:value="530">
            <text:p>530</text:p>
          </table:table-cell>
          <table:table-cell table:style-name="ce10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7" table:number-columns-repeated="2"/>
          <table:table-cell table:style-name="ce10" table:number-columns-repeated="3"/>
          <table:table-cell table:style-name="Default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GRP_FR_AD</text:p>
          </table:table-cell>
          <table:table-cell/>
          <table:table-cell table:style-name="ce9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</text:p>
          </table:table-cell>
          <table:table-cell table:style-name="Default"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office:value-type="float" office:value="600">
            <text:p>600</text:p>
          </table:table-cell>
          <table:table-cell table:style-name="ce10" office:value-type="string">
            <text:p>R</text:p>
          </table:table-cell>
          <table:table-cell table:style-name="Default" table:number-columns-repeated="3"/>
          <table:table-cell table:style-name="Default" office:value-type="string">
            <text:p>::getADId(LDAP_UNIQID)</text:p>
          </table:table-cell>
          <table:table-cell table:style-name="Default"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office:value-type="string">
            <text:p>AD_PRIMARYGROUP</text:p>
          </table:table-cell>
          <table:table-cell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40]+10" office:value-type="float" office:value="610">
            <text:p>610</text:p>
          </table:table-cell>
          <table:table-cell table:style-name="ce10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255"/>
        </table:table-row>
      </table:table>
      <table:table table:name="LDAP" table:style-name="ta1" table:print="false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51" table:default-cell-style-name="ce4"/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ldap attribute</text:p>
          </table:table-cell>
          <table:table-cell table:style-name="ce2" office:value-type="string">
            <text:p>freedom attribute</text:p>
          </table:table-cell>
          <table:table-cell table:style-name="ce2" office:value-type="string">
            <text:p>ldap schema</text:p>
          </table:table-cell>
          <table:table-cell table:style-name="ce2" office:value-type="string">
            <text:p>card index</text:p>
          </table:table-cell>
          <table:table-cell table:style-name="ce2" table:number-columns-repeated="250"/>
        </table:table-row>
        <table:table-row table:style-name="ro1">
          <table:table-cell table:style-name="ce13" office:value-type="string">
            <text:p>LDAPMAP</text:p>
          </table:table-cell>
          <table:table-cell table:style-name="ce13" office:value-type="string">
            <text:p>LDAPUSER</text:p>
          </table:table-cell>
          <table:table-cell table:style-name="ce13" office:value-type="string">
            <text:p>sAMAccountName</text:p>
          </table:table-cell>
          <table:table-cell table:style-name="ce13" office:value-type="string">
            <text:p>us_login</text:p>
          </table:table-cell>
          <table:table-cell table:style-name="ce13" office:value-type="string">
            <text:p>securityPrincipal</text:p>
          </table:table-cell>
          <table:table-cell table:style-name="ce1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LDAPMAP</text:p>
          </table:table-cell>
          <table:table-cell table:style-name="ce13" office:value-type="string">
            <text:p>LDAPUSER</text:p>
          </table:table-cell>
          <table:table-cell table:style-name="ce13" office:value-type="string">
            <text:p>whenCreated</text:p>
          </table:table-cell>
          <table:table-cell table:style-name="ce13" office:value-type="string">
            <text:p>ldap_createdate</text:p>
          </table:table-cell>
          <table:table-cell table:style-name="ce13" office:value-type="string">
            <text:p>top</text:p>
          </table:table-cell>
          <table:table-cell table:style-name="ce1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LDAPMAP</text:p>
          </table:table-cell>
          <table:table-cell table:style-name="ce13" office:value-type="string">
            <text:p>LDAPUSER</text:p>
          </table:table-cell>
          <table:table-cell table:style-name="ce13" office:value-type="string">
            <text:p>whenChanged</text:p>
          </table:table-cell>
          <table:table-cell table:style-name="ce13" office:value-type="string">
            <text:p>ldap_changedate</text:p>
          </table:table-cell>
          <table:table-cell table:style-name="ce13" office:value-type="string">
            <text:p>top</text:p>
          </table:table-cell>
          <table:table-cell table:style-name="ce1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LDAPMAP</text:p>
          </table:table-cell>
          <table:table-cell table:style-name="ce14" office:value-type="string">
            <text:p>LDAPUSER</text:p>
          </table:table-cell>
          <table:table-cell table:style-name="ce14" office:value-type="string">
            <text:p>uid</text:p>
          </table:table-cell>
          <table:table-cell table:style-name="ce14" office:value-type="string">
            <text:p>us_login</text:p>
          </table:table-cell>
          <table:table-cell table:style-name="ce14" office:value-type="string">
            <text:p>securityPrincipal</text:p>
          </table:table-cell>
          <table:table-cell table:style-name="ce1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LDAPMAP</text:p>
          </table:table-cell>
          <table:table-cell table:style-name="ce14" office:value-type="string">
            <text:p>LDAPUSER</text:p>
          </table:table-cell>
          <table:table-cell table:style-name="ce14" office:value-type="string">
            <text:p>createTimestamp</text:p>
          </table:table-cell>
          <table:table-cell table:style-name="ce14" office:value-type="string">
            <text:p>ldap_createdate</text:p>
          </table:table-cell>
          <table:table-cell table:style-name="ce14" office:value-type="string">
            <text:p>top</text:p>
          </table:table-cell>
          <table:table-cell table:style-name="ce1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LDAPMAP</text:p>
          </table:table-cell>
          <table:table-cell table:style-name="ce14" office:value-type="string">
            <text:p>LDAPUSER</text:p>
          </table:table-cell>
          <table:table-cell table:style-name="ce14" office:value-type="string">
            <text:p>modifyTimestamp</text:p>
          </table:table-cell>
          <table:table-cell table:style-name="ce14" office:value-type="string">
            <text:p>ldap_changedate</text:p>
          </table:table-cell>
          <table:table-cell table:style-name="ce14" office:value-type="string">
            <text:p>top</text:p>
          </table:table-cell>
          <table:table-cell table:style-name="ce14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elephoneNumber</text:p>
          </table:table-cell>
          <table:table-cell office:value-type="string">
            <text:p>US_P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treetAddress</text:p>
          </table:table-cell>
          <table:table-cell office:value-type="string">
            <text:p>US_WORKADDR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wWWHomePage</text:p>
          </table:table-cell>
          <table:table-cell office:value-type="string">
            <text:p>US_WORKWEB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ompany</text:p>
          </table:table-cell>
          <table:table-cell office:value-type="string">
            <text:p>US_SOCIET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itle</text:p>
          </table:table-cell>
          <table:table-cell office:value-type="string">
            <text:p>US_JOB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escription</text:p>
          </table:table-cell>
          <table:table-cell office:value-type="string">
            <text:p>US_ROL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LDAPMAP</text:p>
          </table:table-cell>
          <table:table-cell table:style-name="ce14" office:value-type="string">
            <text:p>LDAPUSER</text:p>
          </table:table-cell>
          <table:table-cell table:style-name="ce14" office:value-type="string">
            <text:p>uid</text:p>
          </table:table-cell>
          <table:table-cell table:style-name="ce14" office:value-type="string">
            <text:p>LDAP_UNIQID</text:p>
          </table:table-cell>
          <table:table-cell table:style-name="ce14" office:value-type="string">
            <text:p>inetOrgPerson</text:p>
          </table:table-cell>
          <table:table-cell table:style-name="ce1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LDAPMAP</text:p>
          </table:table-cell>
          <table:table-cell table:style-name="ce13" office:value-type="string">
            <text:p>LDAPUSER</text:p>
          </table:table-cell>
          <table:table-cell table:style-name="ce13" office:value-type="string">
            <text:p>objectsid</text:p>
          </table:table-cell>
          <table:table-cell table:style-name="ce13" office:value-type="string">
            <text:p>LDAP_UNIQID</text:p>
          </table:table-cell>
          <table:table-cell table:style-name="ce13" office:value-type="string">
            <text:p>securityPrincipal</text:p>
          </table:table-cell>
          <table:table-cell table:style-name="ce13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5" table:number-columns-repeated="256"/>
        </table:table-row>
        <table:table-row table:style-name="ro1">
          <table:table-cell table:style-name="ce14" office:value-type="string">
            <text:p>LDAPMAP</text:p>
          </table:table-cell>
          <table:table-cell table:style-name="ce14" office:value-type="string">
            <text:p>LDAPGROUP</text:p>
          </table:table-cell>
          <table:table-cell table:style-name="ce14" office:value-type="string">
            <text:p>uid</text:p>
          </table:table-cell>
          <table:table-cell table:style-name="ce14" office:value-type="string">
            <text:p>LDAP_UNIQID</text:p>
          </table:table-cell>
          <table:table-cell table:style-name="ce14" office:value-type="string">
            <text:p>inetOrgPerson</text:p>
          </table:table-cell>
          <table:table-cell table:style-name="ce1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LDAPMAP</text:p>
          </table:table-cell>
          <table:table-cell table:style-name="ce13" office:value-type="string">
            <text:p>LDAPGROUP</text:p>
          </table:table-cell>
          <table:table-cell table:style-name="ce13" office:value-type="string">
            <text:p>objectsid</text:p>
          </table:table-cell>
          <table:table-cell table:style-name="ce13" office:value-type="string">
            <text:p>LDAP_UNIQID</text:p>
          </table:table-cell>
          <table:table-cell table:style-name="ce13" office:value-type="string">
            <text:p>securityPrincipal</text:p>
          </table:table-cell>
          <table:table-cell table:style-name="ce13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name</text:p>
          </table:table-cell>
          <table:table-cell office:value-type="string">
            <text:p>GRP_NAM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30">
          <table:table-cell table:number-columns-repeated="256"/>
        </table:table-row>
        <table:table-row table:style-name="ro1">
          <table:table-cell table:style-name="ce16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style-name="ce16" table:number-columns-repeated="256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30">30/01/2007</text:date>, <text:time>11:0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1-23T11:30:11</meta:creation-date>
    <dc:date>2007-01-30T11:06:15</dc:date>
    <dc:language>fr-FR</dc:language>
    <meta:editing-cycles>38</meta:editing-cycles>
    <meta:editing-duration>P2DT6H11M8S</meta:editing-duration>
    <meta:user-defined meta:name="Info 1"/>
    <meta:user-defined meta:name="Info 2"/>
    <meta:user-defined meta:name="Info 3"/>
    <meta:user-defined meta:name="Info 4"/>
    <meta:document-statistic meta:table-count="3" meta:cell-count="395"/>
  </office:meta>
</office:document-meta>
</file>